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experiment-template" office:name=""><text:span text:style-name="Definition">https://blueprint.ecohubs.community/articles/rcos-templates/layer-6/experiment-template</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use to propose a time-bounded experiment</text:p>
        </text:list-item>
        <text:list-item>
          <text:p text:style-name="P2"><text:span text:style-name="T1">RCOS reference:</text:span> <text:a xlink:type="simple" xlink:href="https://blueprint.ecohubs.community/articles/rcos-core/v0-1/layer-6-evolution-adaptation#83-experiments" office:name=""><text:span text:style-name="Definition">§8.3</text:span></text:a>, <text:a xlink:type="simple" xlink:href="https://blueprint.ecohubs.community/articles/rcos-core/v0-1/layer-6-evolution-adaptation#87-layer-invariants" office:name=""><text:span text:style-name="Definition">§8.7</text:span></text:a></text:p>
        </text:list-item>
      </text:list>
      <text:p text:style-name="P3">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4"><text:span text:style-name="T1">Rationale — Why require these fields</text:span></text:p>
      <text:p text:style-name="P4">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5"><text:span text:style-name="T1">Instructions — How to fill this in</text:span></text:p>
      <text:p text:style-name="P5">Fill each field. Maximum duration is set by your Change Protocol. The decision authority must come from the Decision Matrix.</text:p>
      <text:list text:style-name="L3">
        <text:list-item>
          <text:p text:style-name="P6"><text:span text:style-name="T1">Title:</text:span> </text:p>
        </text:list-item>
        <text:list-item>
          <text:p text:style-name="P6"><text:span text:style-name="T1">Proposer:</text:span> </text:p>
        </text:list-item>
        <text:list-item>
          <text:p text:style-name="P6"><text:span text:style-name="T1">Decision type:</text:span> Strategic</text:p>
        </text:list-item>
        <text:list-item>
          <text:p text:style-name="P6"><text:span text:style-name="T1">Scope:</text:span> <text:span text:style-name="T2">&lt;exactly what is being tried; which artifacts and behaviors are affected.&gt;</text:span></text:p>
        </text:list-item>
        <text:list-item>
          <text:p text:style-name="P6"><text:span text:style-name="T1">Duration:</text:span> <text:span text:style-name="T2">&lt;start date — end date; maximum duration as set by the Change Protocol.&gt;</text:span></text:p>
        </text:list-item>
        <text:list-item>
          <text:p text:style-name="P6"><text:span text:style-name="T1">Review checkpoints:</text:span> <text:span text:style-name="T2">&lt;at minimum one midpoint check-in; specify dates and what is reviewed.&gt;</text:span></text:p>
        </text:list-item>
        <text:list-item>
          <text:p text:style-name="P6"><text:span text:style-name="T1">Success criteria:</text:span> </text:p>
        </text:list-item>
        <text:list-item>
          <text:p text:style-name="P6"><text:span text:style-name="T1">Failure criteria:</text:span> </text:p>
        </text:list-item>
        <text:list-item>
          <text:p text:style-name="P6"><text:span text:style-name="T1">Rollback conditions and process:</text:span> </text:p>
        </text:list-item>
        <text:list-item>
          <text:p text:style-name="P6"><text:span text:style-name="T1">Authorized decision path:</text:span> <text:span text:style-name="T2">&lt;who may start, extend, modify, or terminate the experiment, per the Decision Matrix.&gt;</text:span></text:p>
        </text:list-item>
        <text:list-item>
          <text:p text:style-name="P6"><text:span text:style-name="T1">Labelling:</text:span> </text:p>
        </text:list-item>
        <text:list-item>
          <text:p text:style-name="P6"><text:span text:style-name="T1">Safety suspension:</text:span> </text:p>
        </text:list-item>
      </text:list>
      <text:h text:style-name="Heading_20_2" text:outline-level="2"><text:bookmark-start text:name="expiry-and-renewal"/>Expiry and Renewal<text:bookmark-end text:name="expiry-and-renewal"/></text:h>
      <text:p text:style-name="P7"><text:span text:style-name="T1">Rationale — Why must experiments expire</text:span></text:p>
      <text:p text:style-name="P7">The community needs the option to revert. Auto-expiry forces a deliberate decision to make the change permanent — not a slow drift in which nobody remembers it was ever conditional.</text:p>
      <text:p text:style-name="P8"><text:span text:style-name="T1">Instructions — How to fill this in</text:span></text:p>
      <text:p text:style-name="P8">State the auto-expiry rule, the renewal mechanism, and the obligation to record results in the Learning Log.</text:p>
      <text:list text:style-name="L4">
        <text:list-item>
          <text:p text:style-name="P9"/>
        </text:list-item>
        <text:list-item>
          <text:p text:style-name="P9"/>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0"><text:span text:style-name="T1">End date:</text:span></text:p>
        </text:list-item>
        <text:list-item>
          <text:p text:style-name="P10"><text:span text:style-name="T1">Outcome:</text:span> <text:span text:style-name="T2">&lt;Adopted permanently / Rolled back / Modified and re-run / Terminated early&gt;</text:span></text:p>
        </text:list-item>
        <text:list-item>
          <text:p text:style-name="P10"><text:span text:style-name="T1">Decision record:</text:span> </text:p>
        </text:list-item>
        <text:list-item>
          <text:p text:style-name="P10"><text:span text:style-name="T1">Learning Log entry:</text:span> </text:p>
        </text:list-item>
        <text:list-item>
          <text:p text:style-name="P10"><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7Z</meta:creation-date>
    <dc:date>2026-04-27T19:56:37Z</dc:date>
    <meta:user-defined meta:name="title-meta" meta:value-type="string">Experiment Template</meta:user-defined>
  </office:meta>
</office:document-meta>
</file>